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2" style:family="paragraph" style:parent-style-name="Heading_20_1">
      <style:paragraph-properties fo:text-align="start" style:justify-single-word="false"/>
      <style:text-properties officeooo:paragraph-rsid="001e985f"/>
    </style:style>
    <style:style style:name="P3" style:family="paragraph" style:parent-style-name="Heading_20_1">
      <style:paragraph-properties fo:text-align="start" style:justify-single-word="false"/>
      <style:text-properties officeooo:paragraph-rsid="002183c7"/>
    </style:style>
    <style:style style:name="P4" style:family="paragraph" style:parent-style-name="Heading_20_1">
      <style:paragraph-properties fo:text-align="start" style:justify-single-word="false"/>
      <style:text-properties officeooo:paragraph-rsid="00253283"/>
    </style:style>
    <style:style style:name="P5" style:family="paragraph" style:parent-style-name="Heading_20_1">
      <style:paragraph-properties fo:text-align="start" style:justify-single-word="false"/>
      <style:text-properties officeooo:paragraph-rsid="0033a32b"/>
    </style:style>
    <style:style style:name="P6" style:family="paragraph" style:parent-style-name="Heading_20_1">
      <style:paragraph-properties fo:text-align="start" style:justify-single-word="false"/>
      <style:text-properties officeooo:paragraph-rsid="00359cf1"/>
    </style:style>
    <style:style style:name="P7" style:family="paragraph" style:parent-style-name="Heading_20_1">
      <style:paragraph-properties fo:text-align="start" style:justify-single-word="false"/>
      <style:text-properties officeooo:paragraph-rsid="0036f958"/>
    </style:style>
    <style:style style:name="P8" style:family="paragraph" style:parent-style-name="Heading_20_1">
      <style:paragraph-properties fo:text-align="start" style:justify-single-word="false"/>
      <style:text-properties officeooo:paragraph-rsid="003a4bc4"/>
    </style:style>
    <style:style style:name="P9" style:family="paragraph" style:parent-style-name="P1">
      <style:paragraph-properties fo:text-align="start" style:justify-single-word="false"/>
      <style:text-properties officeooo:paragraph-rsid="001e985f"/>
    </style:style>
    <style:style style:name="P10" style:family="paragraph" style:parent-style-name="P1">
      <style:paragraph-properties fo:text-align="start" style:justify-single-word="false"/>
      <style:text-properties officeooo:paragraph-rsid="002183c7"/>
    </style:style>
    <style:style style:name="P11" style:family="paragraph" style:parent-style-name="P1">
      <style:text-properties officeooo:paragraph-rsid="002183c7"/>
    </style:style>
    <style:style style:name="P14" style:family="paragraph" style:parent-style-name="P12">
      <style:paragraph-properties fo:text-align="center" style:justify-single-word="false"/>
      <style:text-properties officeooo:paragraph-rsid="001e985f"/>
    </style:style>
    <style:style style:name="P15" style:family="paragraph" style:parent-style-name="P13">
      <style:paragraph-properties fo:text-align="start" style:justify-single-word="false"/>
      <style:text-properties officeooo:paragraph-rsid="002183c7"/>
    </style:style>
    <style:style style:name="P16" style:family="paragraph" style:parent-style-name="P13">
      <style:paragraph-properties fo:text-align="start" style:justify-single-word="false"/>
      <style:text-properties officeooo:paragraph-rsid="00234a1a"/>
    </style:style>
    <style:style style:name="P17" style:family="paragraph" style:parent-style-name="P13">
      <style:paragraph-properties fo:text-align="start" style:justify-single-word="false"/>
      <style:text-properties officeooo:paragraph-rsid="00248d9d"/>
    </style:style>
    <style:style style:name="P18" style:family="paragraph" style:parent-style-name="P13">
      <style:paragraph-properties fo:text-align="start" style:justify-single-word="false"/>
      <style:text-properties officeooo:paragraph-rsid="00250437"/>
    </style:style>
    <style:style style:name="P19" style:family="paragraph" style:parent-style-name="P13">
      <style:paragraph-properties fo:text-align="start" style:justify-single-word="false"/>
      <style:text-properties officeooo:paragraph-rsid="0032d7aa"/>
    </style:style>
    <style:style style:name="P20" style:family="paragraph" style:parent-style-name="P13">
      <style:paragraph-properties fo:text-align="start" style:justify-single-word="false"/>
      <style:text-properties officeooo:paragraph-rsid="00359cf1"/>
    </style:style>
    <style:style style:name="P21" style:family="paragraph" style:parent-style-name="P13">
      <style:paragraph-properties fo:text-align="start" style:justify-single-word="false"/>
      <style:text-properties officeooo:paragraph-rsid="0033a32b"/>
    </style:style>
    <style:style style:name="P22" style:family="paragraph" style:parent-style-name="P13">
      <style:paragraph-properties fo:text-align="start" style:justify-single-word="false"/>
      <style:text-properties officeooo:paragraph-rsid="003767be"/>
    </style:style>
    <style:style style:name="P23" style:family="paragraph" style:parent-style-name="P13">
      <style:paragraph-properties fo:text-align="start" style:justify-single-word="false"/>
      <style:text-properties officeooo:paragraph-rsid="003beb80"/>
    </style:style>
    <style:style style:name="P24" style:family="paragraph" style:parent-style-name="P13">
      <style:paragraph-properties fo:text-align="start" style:justify-single-word="false"/>
      <style:text-properties officeooo:paragraph-rsid="003da4b2"/>
    </style:style>
    <style:style style:name="P25" style:family="paragraph" style:parent-style-name="P13">
      <style:text-properties officeooo:paragraph-rsid="002183c7"/>
    </style:style>
    <style:style style:name="P26" style:family="paragraph" style:parent-style-name="Standard">
      <style:paragraph-properties fo:text-align="start" style:justify-single-word="false"/>
      <style:text-properties officeooo:rsid="001c17e5" officeooo:paragraph-rsid="00288119"/>
    </style:style>
    <style:style style:name="P27" style:family="paragraph" style:parent-style-name="Text_20_body">
      <style:paragraph-properties fo:text-align="start" style:justify-single-word="false"/>
      <style:text-properties officeooo:rsid="00553561" officeooo:paragraph-rsid="003da4b2"/>
    </style:style>
    <style:style style:name="P28" style:family="paragraph" style:parent-style-name="Standard">
      <style:paragraph-properties fo:text-align="start" style:justify-single-word="false"/>
      <style:text-properties officeooo:paragraph-rsid="003ecccd"/>
    </style:style>
    <style:style style:name="P29" style:family="paragraph" style:parent-style-name="P13" style:list-style-name="WWNum1">
      <style:text-properties officeooo:paragraph-rsid="002183c7"/>
    </style:style>
    <style:style style:name="P30" style:family="paragraph" style:parent-style-name="P13" style:list-style-name="WWNum1">
      <style:paragraph-properties fo:text-align="start" style:justify-single-word="false"/>
      <style:text-properties officeooo:paragraph-rsid="002183c7"/>
    </style:style>
    <style:style style:name="P31" style:family="paragraph" style:parent-style-name="P13" style:list-style-name="WWNum1">
      <style:paragraph-properties fo:text-align="start" style:justify-single-word="false"/>
      <style:text-properties officeooo:paragraph-rsid="00234a1a"/>
    </style:style>
    <style:style style:name="P32" style:family="paragraph" style:parent-style-name="P13" style:list-style-name="WWNum1">
      <style:paragraph-properties fo:text-align="start" style:justify-single-word="false"/>
      <style:text-properties officeooo:paragraph-rsid="00248d9d"/>
    </style:style>
    <style:style style:name="P33" style:family="paragraph" style:parent-style-name="P13" style:list-style-name="WWNum1">
      <style:paragraph-properties fo:text-align="start" style:justify-single-word="false"/>
      <style:text-properties officeooo:paragraph-rsid="00250437"/>
    </style:style>
    <style:style style:name="P34" style:family="paragraph" style:parent-style-name="P13" style:list-style-name="WWNum1">
      <style:paragraph-properties fo:text-align="start" style:justify-single-word="false"/>
      <style:text-properties officeooo:paragraph-rsid="0029f218"/>
    </style:style>
    <style:style style:name="P35" style:family="paragraph" style:parent-style-name="P13" style:list-style-name="WWNum1">
      <style:paragraph-properties fo:text-align="start" style:justify-single-word="false"/>
      <style:text-properties officeooo:paragraph-rsid="0031a0ab"/>
    </style:style>
    <style:style style:name="P36" style:family="paragraph" style:parent-style-name="P13" style:list-style-name="WWNum1">
      <style:paragraph-properties fo:text-align="start" style:justify-single-word="false"/>
      <style:text-properties officeooo:paragraph-rsid="002ff797"/>
    </style:style>
    <style:style style:name="P37" style:family="paragraph" style:parent-style-name="P13" style:list-style-name="WWNum1">
      <style:paragraph-properties fo:text-align="start" style:justify-single-word="false"/>
      <style:text-properties officeooo:paragraph-rsid="0031905f"/>
    </style:style>
    <style:style style:name="P38" style:family="paragraph" style:parent-style-name="P13" style:list-style-name="WWNum1">
      <style:paragraph-properties fo:text-align="start" style:justify-single-word="false"/>
      <style:text-properties officeooo:paragraph-rsid="0032d7aa"/>
    </style:style>
    <style:style style:name="P39" style:family="paragraph" style:parent-style-name="P13" style:list-style-name="WWNum1">
      <style:paragraph-properties fo:text-align="start" style:justify-single-word="false"/>
      <style:text-properties officeooo:paragraph-rsid="003ecccd"/>
    </style:style>
    <style:style style:name="P40" style:family="paragraph" style:parent-style-name="P13">
      <style:paragraph-properties fo:text-align="start" style:justify-single-word="false"/>
      <style:text-properties officeooo:paragraph-rsid="003ecccd"/>
    </style:style>
    <style:style style:name="P41" style:family="paragraph" style:parent-style-name="P13">
      <style:paragraph-properties fo:text-align="start" style:justify-single-word="false"/>
      <style:text-properties officeooo:paragraph-rsid="003ee666"/>
    </style:style>
    <style:style style:name="P42" style:family="paragraph" style:parent-style-name="P13" style:list-style-name="WWNum1">
      <style:paragraph-properties fo:text-align="start" style:justify-single-word="false"/>
      <style:text-properties officeooo:rsid="001c17e5" officeooo:paragraph-rsid="0032d7aa"/>
    </style:style>
    <style:style style:name="P43" style:family="paragraph" style:parent-style-name="Title" style:master-page-name="Standard">
      <style:paragraph-properties fo:text-align="center" style:justify-single-word="false" style:page-number="auto"/>
      <style:text-properties officeooo:paragraph-rsid="001e985f"/>
    </style:style>
    <style:style style:name="P44" style:family="paragraph" style:parent-style-name="Heading_20_1">
      <style:paragraph-properties fo:text-align="start" style:justify-single-word="false"/>
      <style:text-properties officeooo:paragraph-rsid="003ecccd"/>
    </style:style>
    <style:style style:name="T2" style:family="text">
      <style:text-properties officeooo:rsid="001e985f"/>
    </style:style>
    <style:style style:name="T3" style:family="text">
      <style:text-properties officeooo:rsid="002183c7"/>
    </style:style>
    <style:style style:name="T4" style:family="text">
      <style:text-properties officeooo:rsid="00234a1a"/>
    </style:style>
    <style:style style:name="T5" style:family="text">
      <style:text-properties officeooo:rsid="00248d9d"/>
    </style:style>
    <style:style style:name="T7" style:family="text">
      <style:text-properties officeooo:rsid="00250437"/>
    </style:style>
    <style:style style:name="T8" style:family="text">
      <style:text-properties officeooo:rsid="0029f218"/>
    </style:style>
    <style:style style:name="T9" style:family="text">
      <style:text-properties officeooo:rsid="002b410d"/>
    </style:style>
    <style:style style:name="T10" style:family="text">
      <style:text-properties fo:color="#000000" style:font-name="Monospace" fo:font-size="10pt" style:font-size-asian="10pt"/>
    </style:style>
    <style:style style:name="T11" style:family="text">
      <style:text-properties fo:color="#000000" style:font-name="Monospace" fo:font-size="10pt" officeooo:rsid="002c1ef4" style:font-size-asian="10pt"/>
    </style:style>
    <style:style style:name="T12" style:family="text">
      <style:text-properties fo:color="#000000" style:font-name="Monospace" fo:font-size="10pt" officeooo:rsid="002d64dd" style:font-size-asian="10pt"/>
    </style:style>
    <style:style style:name="T14" style:family="text">
      <style:text-properties fo:color="#000000" style:font-name="Monospace" fo:font-size="10pt" officeooo:rsid="002ecb8b" style:font-size-asian="10pt"/>
    </style:style>
    <style:style style:name="T15" style:family="text">
      <style:text-properties fo:color="#000000" style:font-name="Monospace" fo:font-size="10pt" officeooo:rsid="0031a0ab" style:font-size-asian="10pt"/>
    </style:style>
    <style:style style:name="T16" style:family="text">
      <style:text-properties fo:color="#000000" style:font-name="Monospace" fo:font-size="10pt" style:font-size-asian="10pt"/>
    </style:style>
    <style:style style:name="T17" style:family="text">
      <style:text-properties officeooo:rsid="002ff797"/>
    </style:style>
    <style:style style:name="T18" style:family="text">
      <style:text-properties officeooo:rsid="0031905f"/>
    </style:style>
    <style:style style:name="T19" style:family="text">
      <style:text-properties officeooo:rsid="0032230b"/>
    </style:style>
    <style:style style:name="T20" style:family="text">
      <style:text-properties officeooo:rsid="0032d7aa"/>
    </style:style>
    <style:style style:name="T21" style:family="text">
      <style:text-properties officeooo:rsid="0033a32b"/>
    </style:style>
    <style:style style:name="T22" style:family="text">
      <style:text-properties officeooo:rsid="00359cf1"/>
    </style:style>
    <style:style style:name="T23" style:family="text">
      <style:text-properties officeooo:rsid="0036f958"/>
    </style:style>
    <style:style style:name="T24" style:family="text">
      <style:text-properties officeooo:rsid="003beb80"/>
    </style:style>
    <style:style style:name="T25" style:family="text">
      <style:text-properties officeooo:rsid="003da4b2"/>
    </style:style>
    <style:style style:name="T26" style:family="text">
      <style:text-properties officeooo:rsid="003ecccd"/>
    </style:style>
    <style:style style:name="T27" style:family="text">
      <style:text-properties officeooo:rsid="003ee6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M</text:span>odule d<text:span text:style-name="T13">e </text:span><text:span text:style-name="T13"><text:span text:style-name="T2">gestion de la physique</text:span></text:span></text:p>
      <text:p text:style-name="P14"><text:span text:style-name="T13">Développeur: </text:span><text:span text:style-name="T13"><text:span text:style-name="T2">Kevin Bellec &amp; Frédéric Walther</text:span></text:span></text:p>
      <text:p text:style-name="P14"/>
      <text:p text:style-name="P2"><text:span text:style-name="T13">Présentation</text:span></text:p>
      <text:p text:style-name="P9"><text:span text:style-name="T13">Le module </text:span><text:span text:style-name="T13"><text:span text:style-name="T2">physique est au cœur du projet car il définit les règles du jeu. En effet, il génère le terrain et tous les objets qui s'y trouvent et coordonne leurs actions. Ce module interagit fortement avec le module d'intelligence artificielle pour les actions des tanks et avec le module graphique auquel il transmet tous les informations nécessaire à l'affichage.</text:span></text:span></text:p>
      <text:p text:style-name="P10"/>
      <text:p text:style-name="P3"><text:span text:style-name="T13">Architecture</text:span></text:p>
      <text:p text:style-name="P11">Le module <text:span text:style-name="T1">s</text:span>e décompose en <text:span text:style-name="T3">10</text:span> classes <text:span text:style-name="T3">plus une interface</text:span> :</text:p>
      <text:p text:style-name="P11"/>
      <text:list xml:id="list1627054354481572594" text:style-name="WWNum1">
        <text:list-item>
          <text:p text:style-name="P29">La classe <text:span text:style-name="T3">Physique</text:span>, qui <text:span text:style-name="T3">est chargée des interactions avec les autres modules. Elle contient des méthodes pour interagir avec les classes hors du package et l’énumération des type qui compose le terrain.</text:span></text:p>
        </text:list-item>
      </text:list>
      <text:p text:style-name="P25"/>
      <text:list xml:id="list222917238563809" text:continue-numbering="true" text:style-name="WWNum1">
        <text:list-item>
          <text:p text:style-name="P29">La classe <text:span text:style-name="T3">Terrain</text:span>, <text:span text:style-name="T3">contient la matrice d'objet et gère leurs créations et déplacements</text:span>.</text:p>
        </text:list-item>
      </text:list>
      <text:p text:style-name="P25"/>
      <text:list xml:id="list222917614207368" text:continue-numbering="true" text:style-name="WWNum1">
        <text:list-item>
          <text:p text:style-name="P30"><text:span text:style-name="T13">L</text:span><text:span text:style-name="T13"><text:span text:style-name="T3">'interface</text:span></text:span><text:span text:style-name="T13"> </text:span><text:span text:style-name="T13"><text:span text:style-name="T3">ObjetTT</text:span></text:span><text:span text:style-name="T13">,</text:span><text:span text:style-name="T6"> </text:span><text:span text:style-name="T6"><text:span text:style-name="T3">qui est implémentée par tous les objets contenu dans la matrices</text:span></text:span><text:span text:style-name="T6">.</text:span></text:p>
        </text:list-item>
      </text:list>
      <text:p text:style-name="P15"><text:span text:style-name="T6"/></text:p>
      <text:list xml:id="list222917175998682" text:continue-numbering="true" text:style-name="WWNum1">
        <text:list-item>
          <text:p text:style-name="P30"><text:span text:style-name="T6"><text:span text:style-name="T3">La classe Vide, qui implémente ObjetTT et représente une case vide sur le terrain.</text:span></text:span></text:p>
          <text:p text:style-name="P31"/>
        </text:list-item>
        <text:list-item>
          <text:p text:style-name="P31"><text:span text:style-name="T6"><text:span text:style-name="T4">La classe Mur, idem que Vide mais pour un mur sur le terrain.</text:span></text:span></text:p>
        </text:list-item>
      </text:list>
      <text:p text:style-name="P16"><text:span text:style-name="T6"/></text:p>
      <text:list xml:id="list222917904448608" text:continue-numbering="true" text:style-name="WWNum1">
        <text:list-item>
          <text:p text:style-name="P32"><text:span text:style-name="T6"><text:span text:style-name="T5">La classe abstraite Mobile, qui contient les attributs et méthodes communes aux objets se déplaçant sur le terrain.</text:span></text:span></text:p>
        </text:list-item>
      </text:list>
      <text:p text:style-name="P17"><text:span text:style-name="T6"/></text:p>
      <text:list xml:id="list222917309442377" text:continue-numbering="true" text:style-name="WWNum1">
        <text:list-item>
          <text:p text:style-name="P32"><text:span text:style-name="T6"><text:span text:style-name="T5">La classe Tank, qui hérite de Mobile et fait la liaison avec l'intelligence artificielle.</text:span></text:span></text:p>
        </text:list-item>
      </text:list>
      <text:p text:style-name="P17"><text:span text:style-name="T6"/></text:p>
      <text:list xml:id="list222917487973604" text:continue-numbering="true" text:style-name="WWNum1">
        <text:list-item>
          <text:p text:style-name="P32"><text:span text:style-name="T6"><text:span text:style-name="T5">La classe Projectile, deuxième et dernière classe qui hérite de Mobile, qui correspond à objet créé lorsqu'un tank tire.</text:span></text:span></text:p>
        </text:list-item>
      </text:list>
      <text:p text:style-name="P17"><text:span text:style-name="T6"/></text:p>
      <text:list xml:id="list222917071363997" text:continue-numbering="true" text:style-name="WWNum1">
        <text:list-item>
          <text:p text:style-name="P32"><text:span text:style-name="T6"><text:span text:style-name="T5">La classe Arme, peut utile pour l'instant mais qui facilitera l'ajout de nouveau type de projectile.</text:span></text:span></text:p>
        </text:list-item>
      </text:list>
      <text:p text:style-name="P17"><text:span text:style-name="T6"/></text:p>
      <text:list xml:id="list222916645932016" text:continue-numbering="true" text:style-name="WWNum1">
        <text:list-item>
          <text:p text:style-name="P32"><text:span text:style-name="T6"><text:span text:style-name="T5">La classe Direction, qui permet de donner la direction d'un mobile.</text:span></text:span></text:p>
        </text:list-item>
      </text:list>
      <text:p text:style-name="P17"><text:span text:style-name="T6"/></text:p>
      <text:list xml:id="list222917543663822" text:continue-numbering="true" text:style-name="WWNum1">
        <text:list-item>
          <text:p text:style-name="P33"><text:span text:style-name="T6"><text:span text:style-name="T7">La classe TestPhysics, qui contient les différent jeu de test.</text:span></text:span></text:p>
        </text:list-item>
      </text:list>
      <text:p text:style-name="P18"/>
      <text:p text:style-name="P4"><text:span text:style-name="T6">Fonctionnement</text:span></text:p>
      <text:p text:style-name="P26"><text:span text:style-name="T6">Le fonctionnement du module est le suivant :</text:span></text:p>
      <text:list xml:id="list222916096436757" text:continue-numbering="true" text:style-name="WWNum1">
        <text:list-item>
          <text:p text:style-name="P42"><text:span text:style-name="T6"><text:span text:style-name="T8">La classe Physique permet à la partie graphique de demandé l'ajout d'un nouveau tank sur le terrain.</text:span></text:span></text:p>
        </text:list-item>
        <text:list-item>
          <text:p text:style-name="P34"><text:span text:style-name="T6"><text:span text:style-name="T5">La classe Physique ,après appelle de la méthode iter() par la partie graphique, demande à l'ia </text:span></text:span><text:soft-page-break/><text:span text:style-name="T6"><text:span text:style-name="T5">tous les tanks prés à agir leur prochaine action et l'exécute si les conditions sont remplies, et fait avancer tous les projectiles d'une case. <text:s/></text:span></text:span></text:p>
        </text:list-item>
        <text:list-item>
          <text:p text:style-name="P35"><text:span text:style-name="T6"><text:span text:style-name="T9">Lorsque qu'un mobile avance ou recule il appelle la méthode </text:span></text:span><text:span text:style-name="T10">TestAndSetCase </text:span><text:span text:style-name="T14">de terrain (Mobile, int,int)</text:span><text:span text:style-name="T11"> </text:span><text:span text:style-name="T14">qui</text:span><text:span text:style-name="T11"> </text:span><text:span text:style-name="T14">lui indique si son action est valide</text:span><text:span text:style-name="T12"> </text:span><text:span text:style-name="T14">et effectue les actions en cas de collision.</text:span></text:p>
        </text:list-item>
        <text:list-item>
          <text:p text:style-name="P36"><text:span text:style-name="T6"><text:span text:style-name="T17">Les tanks et les projectiles sont contenues dans deux listes dans la classe terrain.</text:span></text:span></text:p>
        </text:list-item>
        <text:list-item>
          <text:p text:style-name="P39"><text:span text:style-name="T6"><text:span text:style-name="T26">Lorsqu'un mobile est créée il obtient un id générer par Mobile.</text:span></text:span></text:p>
        </text:list-item>
        <text:list-item>
          <text:p text:style-name="P35"><text:span text:style-name="T6"><text:span text:style-name="T15">Un mobile contient une direction qui détermine vers où il va avancer. Il peut la modifier avec tournerGauche()</text:span></text:span><text:span text:style-name="T6"><text:span text:style-name="T14"> </text:span></text:span><text:span text:style-name="T6"><text:span text:style-name="T15">et tournerDroite()</text:span></text:span></text:p>
        </text:list-item>
        <text:list-item>
          <text:p text:style-name="P35"><text:span text:style-name="T6"><text:span text:style-name="T15">Il y a quatre directions possibles.</text:span></text:span></text:p>
        </text:list-item>
        <text:list-item>
          <text:p text:style-name="P37"><text:span text:style-name="T6"><text:span text:style-name="T18">Un projectile est créé lorsque qu'un effectue l'action tirer(), ses caractéristiques dépende de l'arme du tank.</text:span></text:span></text:p>
        </text:list-item>
        <text:list-item>
          <text:p text:style-name="P38"><text:span text:style-name="T6"><text:span text:style-name="T19">Lorsqu'un tank peut agir il demande l'action à effectué à l'intelligence artificielle.</text:span></text:span></text:p>
        </text:list-item>
      </text:list>
      <text:p text:style-name="P19"/>
      <text:p text:style-name="P8"><text:span text:style-name="T6"><text:span text:style-name="T20">Test unitaire de la classe</text:span></text:span></text:p>
      <text:p text:style-name="P19"><text:span text:style-name="T6"><text:span text:style-name="T20">Avant l'intégration du module physique dans le reste du projet, nous avons testés les différentes classes complexes (Terrain , Tank, Projectile…).</text:span></text:span></text:p>
      <text:p text:style-name="P19"><text:span text:style-name="T6"><text:span text:style-name="T20">Des tests sur la gestion des déplacements des différents objets sur le terrain on été réalisé. Un affichage textuelle nous permit de vérifier leur fiabilité sans passer par le module graphique.</text:span></text:span></text:p>
      <text:p text:style-name="P19"/>
      <text:p text:style-name="P44"><text:span text:style-name="T6"><text:span text:style-name="T26">Résultat des test</text:span></text:span></text:p>
      <text:p text:style-name="P40"><text:span text:style-name="T6"><text:span text:style-name="T26">Les tests nous ont permis de remarquer que les listes de tanks et de projectiles ne pouvaient être parcouru avec un iterator car elles peuvent modifiées pendant le parcours. Après avoir corrigés ce problème nous avons utilisé un affichage textuelle où les mobiles sont représentés par leur id, les murs par « l » et le vide par « a ». </text:span></text:span></text:p>
      <text:p text:style-name="P41"><text:span text:style-name="T6"><text:span text:style-name="T27">Les tests consistaient à créer des tanks puis les faire avancer, tirer, et tourner indéfiniment. N'ayant pas rencontrés de soucis lors de ces tests nous les avons refaits mais cette fois en demandant l'action suivante à l’IA</text:span></text:span></text:p>
      <text:p text:style-name="P28"><text:span text:style-name="T10"/></text:p>
      <text:p text:style-name="P5"><text:span text:style-name="T6">Problèmes rencontrés</text:span></text:p>
      <text:p text:style-name="P21"><text:span text:style-name="T6"><text:span text:style-name="T21">Le système de direction a dû être refait avec une nouvelle implémentation qui utilise la notion de vecteur de position. L'ancienne version n'étant pas suffisamment évolutive.</text:span></text:span></text:p>
      <text:p text:style-name="P6"><text:span text:style-name="T6">Manuel d'utilisation</text:span></text:p>
      <text:p text:style-name="P20"><text:span text:style-name="T6"><text:span text:style-name="T22">Les getters de tous les classes sont publics par contre seul les méthodes de Physique sont accessibles depuis un autre package.</text:span></text:span></text:p>
      <text:p text:style-name="P20"/>
      <text:p text:style-name="P23"><text:span text:style-name="T6"><text:span text:style-name="T24">Il faut créer une instance de physique avec en paramètre deux entiers pour la taille du tableau.</text:span></text:span></text:p>
      <text:p text:style-name="P23"><text:span text:style-name="T6"><text:span text:style-name="T24">On peut alors utiliser les getters de Physique pour récupérer :</text:span></text:span></text:p>
      <text:p text:style-name="P23"><text:span text:style-name="T6">-</text:span><text:span text:style-name="T6"><text:span text:style-name="T24">l'objet terrain (getMap()).</text:span></text:span></text:p>
      <text:p text:style-name="P23"><text:span text:style-name="T6">-</text:span><text:span text:style-name="T6"><text:span text:style-name="T24">la matrice de terrain(getTerrain()).</text:span></text:span></text:p>
      <text:p text:style-name="P23"><text:span text:style-name="T6">-</text:span><text:span text:style-name="T6"><text:span text:style-name="T25">la taille horizontale de la matrice(tailleX()).</text:span></text:span></text:p>
      <text:p text:style-name="P23"><text:span text:style-name="T6">-</text:span><text:span text:style-name="T6"><text:span text:style-name="T25">la taille verticale de la matrice(TailleY()).</text:span></text:span></text:p>
      <text:p text:style-name="P23"><text:span text:style-name="T6">-</text:span><text:span text:style-name="T6"><text:span text:style-name="T24">la liste des tanks(getTanks()).</text:span></text:span></text:p>
      <text:p text:style-name="P23"><text:span text:style-name="T6">-</text:span><text:span text:style-name="T6"><text:span text:style-name="T24">la liste des projectiles(getProjectiles()).</text:span></text:span></text:p>
      <text:p text:style-name="P23"><text:span text:style-name="T6">-</text:span><text:span text:style-name="T6"><text:span text:style-name="T24">la liste des mobiles(getMobiles()).</text:span></text:span></text:p>
      <text:p text:style-name="P23"><text:span text:style-name="T6">-</text:span><text:span text:style-name="T6"><text:span text:style-name="T24">l'objet sur une case précise(detail(int,int)).</text:span></text:span></text:p>
      <text:p text:style-name="P23"><text:span text:style-name="T6">-</text:span><text:span text:style-name="T6"><text:span text:style-name="T24">le type de l'objet sur une case précise(caseContent(int,int)).</text:span></text:span></text:p>
      <text:p text:style-name="P23"><text:soft-page-break/></text:p>
      <text:p text:style-name="P24"><text:span text:style-name="T6"><text:span text:style-name="T24">On peut aussi créer de nouveaux :</text:span></text:span></text:p>
      <text:p text:style-name="P24"><text:span text:style-name="T6"><text:span text:style-name="T24">-tanks à un emplacement et avec une ia donné(addTank(int,int,String)). </text:span></text:span></text:p>
      <text:p text:style-name="P24"><text:span text:style-name="T6"><text:span text:style-name="T24">-murs(newMur(int,int)). </text:span></text:span></text:p>
      <text:p text:style-name="P24"><text:span text:style-name="T6"><text:span text:style-name="T24">Et surtout utiliser la méthode iter() <text:s/>pour faire agir tous les mobiles du terrain.</text:span></text:span></text:p>
      <text:p text:style-name="P23"><text:span text:style-name="T6"/></text:p>
      <text:p text:style-name="P20"/>
      <text:p text:style-name="P27">Pour plus d'informations, se référer à la documentation javadoc.</text:p>
      <text:p text:style-name="P7"><text:span text:style-name="T6">Conclusion</text:span></text:p>
      <text:p text:style-name="P22"><text:span text:style-name="T6"><text:span text:style-name="T23">Notre module est celui par lequel tous les autres communiquent, <text:s/>il gère toutes les interactions possible dans le système.</text:span></text:span></text:p>
      <text:p text:style-name="P22"><text:span text:style-name="T6"><text:span text:style-name="T23"><text:s/>Cette partie est la clé de voûte qui gère toutes modifications de l'environnement. C'est pour cela qu'elle doit être fiable et contenir un grand nombre de méthodes pour informer les autres module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style>
    <style:style style:name="P12" style:family="paragraph" style:parent-style-name="Subtitle" style:default-outline-level=""/>
    <style:style style:name="Heading_20_1" style:display-name="Heading 1" style:family="paragraph" style:parent-style-name="Heading" style:default-outline-level="" style:class="text">
      <style:paragraph-properties fo:margin-top="0.422cm" fo:margin-bottom="0.212cm" style:contextual-spacing="false"/>
      <style:text-properties fo:font-weight="bold" style:font-weight-asian="bold"/>
    </style:style>
    <style:style style:name="P1" style:family="paragraph" style:parent-style-name="Standard" style:default-outline-level=""/>
    <style:style style:name="P13" style:family="paragraph" style:parent-style-name="Standard" style:default-outline-level=""/>
    <style:style style:name="T1" style:family="text"/>
    <style:style style:name="T13" style:family="text"/>
    <style:style style:name="T6"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21:31:39.232233526</meta:creation-date>
    <meta:generator>LibreOffice/4.2.6.3$Linux_X86_64 LibreOffice_project/420m0$Build-3</meta:generator>
    <dc:date>2014-10-02T22:29:15.614663249</dc:date>
    <meta:editing-duration>PT3H40M</meta:editing-duration>
    <meta:editing-cycles>24</meta:editing-cycles>
    <meta:document-statistic meta:table-count="0" meta:image-count="0" meta:object-count="0" meta:page-count="3" meta:paragraph-count="58" meta:word-count="828" meta:character-count="5136" meta:non-whitespace-character-count="4377"/>
  </office:meta>
</office:document-meta>
</file>